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88b" officeooo:paragraph-rsid="001ef88b"/>
    </style:style>
    <style:style style:name="P2" style:family="paragraph" style:parent-style-name="Standard">
      <style:text-properties style:text-underline-style="solid" style:text-underline-width="auto" style:text-underline-color="font-color" officeooo:rsid="001ef88b" officeooo:paragraph-rsid="001ef88b"/>
    </style:style>
    <style:style style:name="P3" style:family="paragraph" style:parent-style-name="Standard">
      <style:text-properties style:text-underline-style="none" officeooo:rsid="001ef88b" officeooo:paragraph-rsid="001ef88b"/>
    </style:style>
    <style:style style:name="P4" style:family="paragraph" style:parent-style-name="Standard">
      <style:text-properties officeooo:rsid="001ef88b" officeooo:paragraph-rsid="002a2b7e"/>
    </style:style>
    <style:style style:name="P5" style:family="paragraph" style:parent-style-name="Standard">
      <style:text-properties officeooo:paragraph-rsid="002a2b7e"/>
    </style:style>
    <style:style style:name="P6" style:family="paragraph" style:parent-style-name="Standard" style:list-style-name="L1">
      <style:text-properties style:text-underline-style="none" officeooo:rsid="002a2b7e" officeooo:paragraph-rsid="002a2b7e"/>
    </style:style>
    <style:style style:name="T1" style:family="text">
      <style:text-properties fo:font-style="italic"/>
    </style:style>
    <style:style style:name="T2" style:family="text">
      <style:text-properties fo:font-style="italic" officeooo:rsid="002a2b7e"/>
    </style:style>
    <style:style style:name="T3" style:family="text">
      <style:text-properties style:use-window-font-color="true" style:font-name="Liberation Serif" fo:font-weight="normal" style:font-weight-asian="normal" style:font-weight-complex="normal"/>
    </style:style>
    <style:style style:name="T4" style:family="text">
      <style:text-properties style:use-window-font-color="true" style:font-name="Liberation Serif" fo:font-weight="bold" style:font-weight-asian="bold" style:font-weight-complex="bold"/>
    </style:style>
    <style:style style:name="T5" style:family="text">
      <style:text-properties officeooo:rsid="002a2b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Lozupone &amp; Knight</text:span> (20<text:span text:style-name="T5">05</text:span>) “<text:span text:style-name="T5">UniFrac: a New Phylogenetic Method for Comparing Microbial Communities</text:span>” <text:span text:style-name="T1">Appl Environ Microbiol 71, 8228–8235.</text:span></text:p>
      <text:p text:style-name="P4"><text:span text:style-name="T1"/></text:p>
      <text:p text:style-name="P5"><text:span text:style-name="T2">DOI: 10.1128/AEM.71.12.8228-8235.2005</text:span></text:p>
      <text:p text:style-name="P1"/>
      <text:p text:style-name="P2">Key points:</text:p>
      <text:p text:style-name="P3"/>
      <text:list xml:id="list6366669135244333526" text:style-name="L1">
        <text:list-item>
          <text:p text:style-name="P6"><text:span text:style-name="T3">Most methods for comparing and contrasting ecological communities (in this case, bacterial communities sampled using 16S data) do not take into account the genetic relatedness between species, and so may over- or underestimate the divergence between communities.</text:span></text:p>
        </text:list-item>
        <text:list-item>
          <text:p text:style-name="P6"><text:span text:style-name="T3">Unique Fraction, or UniFrac, is a distance metric between communities that relies on a tree of all species in either of those communities, and is equal to the </text:span><text:span text:style-name="T4">proportion of total branch length in that tree that is unique to one or the other, but not both, of those communities</text:span><text:span text:style-name="T3">; more related communities will share more branch length and so have a lower UniFrac distance.</text:span></text:p>
        </text:list-item>
        <text:list-item>
          <text:p text:style-name="P6"><text:span text:style-name="T3">UniFrac is a true metric and can be used to </text:span><text:span text:style-name="T4">compare groups of more than two communities, by taking the subtree corresponding to each pair</text:span><text:span text:style-name="T3"> of communities and computing the unique fraction of that tree. It is transitive and satisfies the triangle inequality.</text:span></text:p>
        </text:list-item>
        <text:list-item>
          <text:p text:style-name="P6"><text:span text:style-name="T3">[However, the quality of the metric seems to </text:span><text:span text:style-name="T4">depend heavily on the quality and suitability of the tree</text:span><text:span text:style-name="T3"> being used to answer the question – in the paper, and in QIIME and most microbiome papers, they use a UPGMA-based heirarchical-clustering tree, which is NOT a phylogenetic tree and is NOT computing evolutionary distance. So the choice of tree-building method needs to be made carefully when using this method, and seems to usually not b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9:58:11.331806418</meta:creation-date>
    <dc:date>2018-10-19T10:07:03.399467275</dc:date>
    <meta:editing-duration>PT26M46S</meta:editing-duration>
    <meta:editing-cycles>4</meta:editing-cycles>
    <meta:generator>LibreOffice/5.1.6.2$Linux_X86_64 LibreOffice_project/10m0$Build-2</meta:generator>
    <meta:document-statistic meta:table-count="0" meta:image-count="0" meta:object-count="0" meta:page-count="1" meta:paragraph-count="7" meta:word-count="245" meta:character-count="1521" meta:non-whitespace-character-count="1287"/>
  </office:meta>
</office:document-meta>
</file>